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20858" officeooo:paragraph-rsid="00020858"/>
    </style:style>
    <style:style style:name="T1" style:family="text">
      <style:text-properties officeooo:rsid="00032e1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tarting r-vis</text:p>
      <text:p text:style-name="P1"/>
      <text:p text:style-name="P1">source ~/corsslabpanda2022/devel/setup.bash<text:line-break/><text:line-break/><text:span text:style-name="T1">look at email for instructions after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15T17:32:31.267210411</meta:creation-date>
    <dc:date>2023-08-15T17:34:00.908929535</dc:date>
    <meta:editing-duration>PT1M30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2" meta:word-count="10" meta:character-count="96" meta:non-whitespace-character-count="87"/>
  </office:meta>
</office:document-meta>
</file>